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officeooo:rsid="00034ba6" officeooo:paragraph-rsid="00034ba6"/>
    </style:style>
    <style:style style:name="P2" style:family="paragraph" style:parent-style-name="Standard">
      <style:text-properties officeooo:rsid="00034ba6" officeooo:paragraph-rsid="00047534"/>
    </style:style>
    <style:style style:name="P3" style:family="paragraph" style:parent-style-name="Standard">
      <style:text-properties officeooo:rsid="00034ba6" officeooo:paragraph-rsid="0005dda9"/>
    </style:style>
    <style:style style:name="P4" style:family="paragraph" style:parent-style-name="Standard">
      <style:text-properties officeooo:rsid="00034ba6" officeooo:paragraph-rsid="00088c93"/>
    </style:style>
    <style:style style:name="P5" style:family="paragraph" style:parent-style-name="Standard">
      <style:paragraph-properties fo:text-align="center" style:justify-single-word="false"/>
      <style:text-properties fo:font-weight="bold" officeooo:rsid="000cf433" officeooo:paragraph-rsid="000cf433" style:font-weight-asian="bold" style:font-weight-complex="bold"/>
    </style:style>
    <style:style style:name="P6" style:family="paragraph" style:parent-style-name="Standard">
      <style:text-properties officeooo:rsid="0004427a" officeooo:paragraph-rsid="0004427a"/>
    </style:style>
    <style:style style:name="P7" style:family="paragraph" style:parent-style-name="Standard">
      <style:text-properties officeooo:rsid="0004427a" officeooo:paragraph-rsid="00047534"/>
    </style:style>
    <style:style style:name="P8" style:family="paragraph" style:parent-style-name="Standard">
      <style:text-properties officeooo:rsid="0004427a" officeooo:paragraph-rsid="0005dda9"/>
    </style:style>
    <style:style style:name="P9" style:family="paragraph" style:parent-style-name="Standard">
      <style:text-properties officeooo:rsid="0004427a" officeooo:paragraph-rsid="000676fb"/>
    </style:style>
    <style:style style:name="P10" style:family="paragraph" style:parent-style-name="Standard">
      <style:text-properties officeooo:rsid="0004427a" officeooo:paragraph-rsid="00088c93"/>
    </style:style>
    <style:style style:name="P11" style:family="paragraph" style:parent-style-name="Standard">
      <style:text-properties officeooo:rsid="0004427a" officeooo:paragraph-rsid="000e38da"/>
    </style:style>
    <style:style style:name="P12" style:family="paragraph" style:parent-style-name="Standard">
      <style:text-properties officeooo:rsid="0004427a" officeooo:paragraph-rsid="001006fe"/>
    </style:style>
    <style:style style:name="P13" style:family="paragraph" style:parent-style-name="Standard">
      <style:text-properties officeooo:rsid="00047534" officeooo:paragraph-rsid="00047534"/>
    </style:style>
    <style:style style:name="P14" style:family="paragraph" style:parent-style-name="Standard">
      <style:text-properties officeooo:rsid="00047534" officeooo:paragraph-rsid="000676fb"/>
    </style:style>
    <style:style style:name="P15" style:family="paragraph" style:parent-style-name="Standard">
      <style:text-properties officeooo:rsid="00047534" officeooo:paragraph-rsid="00088c93"/>
    </style:style>
    <style:style style:name="P16" style:family="paragraph" style:parent-style-name="Standard">
      <style:text-properties officeooo:rsid="000676fb" officeooo:paragraph-rsid="000676fb"/>
    </style:style>
    <style:style style:name="P17" style:family="paragraph" style:parent-style-name="Standard">
      <style:text-properties officeooo:rsid="000705c3" officeooo:paragraph-rsid="000705c3"/>
    </style:style>
    <style:style style:name="P18" style:family="paragraph" style:parent-style-name="Standard">
      <style:text-properties officeooo:rsid="00088c93" officeooo:paragraph-rsid="00088c93"/>
    </style:style>
    <style:style style:name="P19" style:family="paragraph" style:parent-style-name="Standard">
      <style:text-properties officeooo:rsid="000e38da" officeooo:paragraph-rsid="000e38da"/>
    </style:style>
    <style:style style:name="T1" style:family="text">
      <style:text-properties officeooo:rsid="0004427a"/>
    </style:style>
    <style:style style:name="T2" style:family="text">
      <style:text-properties officeooo:rsid="0005dda9"/>
    </style:style>
    <style:style style:name="T3" style:family="text">
      <style:text-properties officeooo:rsid="000676fb"/>
    </style:style>
    <style:style style:name="T4" style:family="text">
      <style:text-properties officeooo:rsid="000cf433"/>
    </style:style>
    <style:style style:name="T5" style:family="text">
      <style:text-properties officeooo:rsid="000e38da"/>
    </style:style>
    <style:style style:name="T6" style:family="text">
      <style:text-properties officeooo:rsid="001006fe"/>
    </style:style>
    <style:style style:name="T7" style:family="text">
      <style:text-properties officeooo:rsid="0011bfac"/>
    </style:style>
    <style:style style:name="T8" style:family="text">
      <style:text-properties officeooo:rsid="001242d1"/>
    </style:style>
    <style:style style:name="T9" style:family="text">
      <style:text-properties officeooo:rsid="0014ec9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Example Prompts - <text:span text:style-name="T8">1</text:span></text:p>
      <text:p text:style-name="P1"/>
      <text:p text:style-name="P1"/>
      <text:p text:style-name="P16">Examples</text:p>
      <text:p text:style-name="P1">------------------------------------------------------------------------</text:p>
      <text:p text:style-name="P3">Rate the answer to the question.</text:p>
      <text:p text:style-name="P1"/>
      <text:p text:style-name="P1">Question:</text:p>
      <text:p text:style-name="P1">Explain the difference between malloc() and new in C++.</text:p>
      <text:p text:style-name="P6"/>
      <text:p text:style-name="P6">Max<text:span text:style-name="T3">imum</text:span> score:</text:p>
      <text:p text:style-name="P13">6</text:p>
      <text:p text:style-name="P6"/>
      <text:p text:style-name="P8"><text:span text:style-name="T6">Scoring guide</text:span>:</text:p>
      <text:p text:style-name="P6">2 points – malloc() is a C function used for dynamic memory allocation, while new is a C++ operator that also allocates memory dynamically. </text:p>
      <text:p text:style-name="P6"/>
      <text:p text:style-name="P7">2 point<text:span text:style-name="T9">s</text:span> – Memory allocated with malloc() must be explicitly deallocated with free(), whereas memory allocated with new should be deallocated with delete. </text:p>
      <text:p text:style-name="P7"/>
      <text:p text:style-name="P13">2 point<text:span text:style-name="T9">s</text:span> – <text:span text:style-name="T1">new is type-safe, whereas malloc() returns a void pointer, requiring explicit type casting.</text:span></text:p>
      <text:p text:style-name="P13"/>
      <text:p text:style-name="P9">Answer:</text:p>
      <text:p text:style-name="P9">malloc() is a C function used for dynamic memory allocation, while new is a C++ operator that also allocates memory dynamically. new not only allocates memory but also calls the constructor for an object. Memory allocated with malloc() must be explicitly deallocated with free(), whereas memory allocated with new should be deallocated with delete. Additionally, new is type-safe, whereas malloc() returns a void pointer, requiring explicit type casting.</text:p>
      <text:p text:style-name="P1"/>
      <text:p text:style-name="P13">Score: </text:p>
      <text:p text:style-name="P13">6</text:p>
      <text:p text:style-name="P2">------------------------------------------------------------------------</text:p>
      <text:p text:style-name="P2">Rate the answer to the question.</text:p>
      <text:p text:style-name="P2"/>
      <text:p text:style-name="P2">Question:</text:p>
      <text:p text:style-name="P2">Explain the difference between malloc() and new in C++.</text:p>
      <text:p text:style-name="P7"/>
      <text:p text:style-name="P7">Max<text:span text:style-name="T3">imum</text:span> score:</text:p>
      <text:p text:style-name="P13">6</text:p>
      <text:p text:style-name="P7"/>
      <text:p text:style-name="P12"><text:span text:style-name="T6">Scoring guide</text:span>:</text:p>
      <text:p text:style-name="P7">2 points – malloc() is a C function used for dynamic memory allocation, while new is a C++ operator that also allocates memory dynamically. </text:p>
      <text:p text:style-name="P7"/>
      <text:p text:style-name="P7">2 point<text:span text:style-name="T9">s</text:span> – Memory allocated with malloc() must be explicitly deallocated with free(), whereas memory allocated with new should be deallocated with delete. </text:p>
      <text:p text:style-name="P7"/>
      <text:p text:style-name="P13">2 point<text:span text:style-name="T9">s</text:span> – <text:span text:style-name="T1">new is type-safe, whereas malloc() returns a void pointer, requiring explicit type casting.</text:span></text:p>
      <text:p text:style-name="P13"/>
      <text:p text:style-name="P9">Answer:</text:p>
      <text:p text:style-name="P9"><text:soft-page-break/>malloc() is a C function used for dynamic memory allocation, while new is a C++ operator that also allocates memory dynamically. Additionally, new is type-safe, whereas malloc() returns a void pointer, requiring explicit type casting.</text:p>
      <text:p text:style-name="P2"/>
      <text:p text:style-name="P13">Score: </text:p>
      <text:p text:style-name="P13">4</text:p>
      <text:p text:style-name="P2">------------------------------------------------------------------------</text:p>
      <text:p text:style-name="P2">Rate the answer to the question.</text:p>
      <text:p text:style-name="P2"/>
      <text:p text:style-name="P2">Question:</text:p>
      <text:p text:style-name="P2">Explain the difference between malloc() and new in C++.</text:p>
      <text:p text:style-name="P7"/>
      <text:p text:style-name="P7">Max<text:span text:style-name="T3">imum</text:span> score:</text:p>
      <text:p text:style-name="P13">6</text:p>
      <text:p text:style-name="P7"/>
      <text:p text:style-name="P12"><text:span text:style-name="T6">Scoring guide</text:span>:</text:p>
      <text:p text:style-name="P7">2 points – malloc() is a C function used for dynamic memory allocation, while new is a C++ operator that also allocates memory dynamically. </text:p>
      <text:p text:style-name="P7"/>
      <text:p text:style-name="P7">2 point<text:span text:style-name="T9">s</text:span> – Memory allocated with malloc() must be explicitly deallocated with free(), whereas memory allocated with new should be deallocated with delete. </text:p>
      <text:p text:style-name="P7"/>
      <text:p text:style-name="P13">2 point<text:span text:style-name="T9">s</text:span> – <text:span text:style-name="T1">new is type-safe, whereas malloc() returns a void pointer, requiring explicit type casting.</text:span></text:p>
      <text:p text:style-name="P13"/>
      <text:p text:style-name="P9">Answer:</text:p>
      <text:p text:style-name="P14">After calling malloc(), free() must be also called. malloc() returns a void pointer, that requires explicit type casting. new is type-safe.</text:p>
      <text:p text:style-name="P2"/>
      <text:p text:style-name="P13">Score: </text:p>
      <text:p text:style-name="P17">2</text:p>
      <text:p text:style-name="P4">------------------------------------------------------------------------</text:p>
      <text:p text:style-name="P4">Rate the answer to the question.</text:p>
      <text:p text:style-name="P4"/>
      <text:p text:style-name="P4">Question:</text:p>
      <text:p text:style-name="P4">Explain the difference between malloc() and new in C++.</text:p>
      <text:p text:style-name="P10"/>
      <text:p text:style-name="P10">Max<text:span text:style-name="T3">imum</text:span> score:</text:p>
      <text:p text:style-name="P15">6</text:p>
      <text:p text:style-name="P10"/>
      <text:p text:style-name="P10"><text:span text:style-name="T2">Grading</text:span>:</text:p>
      <text:p text:style-name="P10">2 points – malloc() is a C function used for dynamic memory allocation, while new is a C++ operator that also allocates memory dynamically. </text:p>
      <text:p text:style-name="P10"/>
      <text:p text:style-name="P10">2 point<text:span text:style-name="T9">s</text:span> – Memory allocated with malloc() must be explicitly deallocated with free(), whereas memory allocated with new should be deallocated with delete. </text:p>
      <text:p text:style-name="P10"/>
      <text:p text:style-name="P15">2 point<text:span text:style-name="T9">s</text:span> – <text:span text:style-name="T1">new is type-safe, whereas malloc() returns a void pointer, requiring explicit type casting.</text:span></text:p>
      <text:p text:style-name="P15"/>
      <text:p text:style-name="P10">Answer:</text:p>
      <text:p text:style-name="P18">The memory allocated with new must be deallocated with delete.</text:p>
      <text:p text:style-name="P4"/>
      <text:p text:style-name="P15">Score: </text:p>
      <text:p text:style-name="P18"><text:soft-page-break/>0</text:p>
      <text:p text:style-name="P13"/>
      <text:p text:style-name="P13"/>
      <text:p text:style-name="P13"/>
      <text:p text:style-name="P17"><text:span text:style-name="T4">Answers</text:span>:</text:p>
      <text:p text:style-name="P17"/>
      <text:p text:style-name="P17">1.</text:p>
      <text:p text:style-name="P17">Both new and malloc() are used for memory allocation. The difference between them is that malloc() is a function, while new is an operator. After malloc() memory must be deallocated with delete, whereas after new free() must be called.</text:p>
      <text:p text:style-name="P17"/>
      <text:p text:style-name="P19">2. első kritérium pipa, második félig, harmadik 0 + egy felesleges információ</text:p>
      <text:p text:style-name="P11">malloc() is a C function used for dynamic memory allocation, while new is a C++ operator that also allocates memory dynamically. <text:span text:style-name="T5">Memory allocated with new must be explicitly deallocated with delete. </text:span><text:span text:style-name="T7">new is used more frequently than new.</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5T18:25:11.063145953</meta:creation-date>
    <dc:date>2023-09-26T00:38:31.557034156</dc:date>
    <meta:editing-duration>PT1H39M2S</meta:editing-duration>
    <meta:editing-cycles>5</meta:editing-cycles>
    <meta:generator>LibreOffice/7.3.7.2$Linux_X86_64 LibreOffice_project/30$Build-2</meta:generator>
    <meta:document-statistic meta:table-count="0" meta:image-count="0" meta:object-count="0" meta:page-count="3" meta:paragraph-count="63" meta:word-count="569" meta:character-count="3904" meta:non-whitespace-character-count="3374"/>
  </office:meta>
</office:document-meta>
</file>